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2025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2024-02-06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2023-02-22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2021-12-02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2020-12-14 15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2019-12-13 1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2019-02-07 14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2018-01-10 14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2017-01-04 1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2016-01-27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2015-02-05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2013-12-12 14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2013-01-30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2011-12-09 17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2010-12-22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2010-01-13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2008-12-18 14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2008-01-24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2006-12-21 18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2005-12-21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2005-01-05 14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2004-01-13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2003-01-06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2002-01-10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2001-01-24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2000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1999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1998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1997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1996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1995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7008" calcext:value-type="float">
            <text:p>20.25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1993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1992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1991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1990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1989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1988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1987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1986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1985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1984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1983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1983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1982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1982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1981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1981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4792" calcext:value-type="float">
            <text:p>47.48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1981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3904" calcext:value-type="float">
            <text:p>49.52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1980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5328" calcext:value-type="float">
            <text:p>52.53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1979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5488" calcext:value-type="float">
            <text:p>50.00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1978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1977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1977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1976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1975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1975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1973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1973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1972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1971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1971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1971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1971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1970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1970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1970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1969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6872" calcext:value-type="float">
            <text:p>52.69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1967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1967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1966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1965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4224" calcext:value-type="float">
            <text:p>44.46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1965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3184" calcext:value-type="float">
            <text:p>43.76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1964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3744" calcext:value-type="float">
            <text:p>44.43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1964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1963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1963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1944" calcext:value-type="float">
            <text:p>49.0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1962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172" calcext:value-type="float">
            <text:p>44.24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1961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592" calcext:value-type="float">
            <text:p>43.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1960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1959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444" calcext:value-type="float">
            <text:p>46.9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1959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37094542801</text:p>
          </table:table-cell>
          <table:table-cell office:value-type="string" calcext:value-type="string">
            <text:p>1957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5552" calcext:value-type="float">
            <text:p>45.94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46" meta:object-count="0"/>
    <meta:user-defined meta:name="AppVersion">3.0</meta:user-defined>
  </office:meta>
</office:document-meta>
</file>